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ussisch</text:p>
          </table:table-cell>
          <table:table-cell table:style-name="ce2" office:value-type="string">
            <text:p>Spezialtechn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gaOhm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2">
            <text:p>2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.2">
            <text:p>8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2">
            <text:p>0,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3">
            <text:p>0,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47">
            <text:p>0,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1">
            <text:p>1,21</text:p>
          </table:table-cell>
          <table:table-cell office:value-type="float" office:value="1.35">
            <text:p>1,35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4">
            <text:p>1,4</text:p>
          </table:table-cell>
          <table:table-cell office:value-type="float" office:value="1.72">
            <text:p>1,72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">
            <text:p>14</text:p>
          </table:table-cell>
          <table:table-cell office:value-type="float" office:value="16.2">
            <text:p>16,2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2">
            <text:p>1,82</text:p>
          </table:table-cell>
          <table:table-cell office:value-type="float" office:value="1.85">
            <text:p>1,85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1">
            <text:p>2,1</text:p>
          </table:table-cell>
          <table:table-cell office:value-type="float" office:value="2.4">
            <text:p>2,4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.5">
            <text:p>20,5</text:p>
          </table:table-cell>
          <table:table-cell office:value-type="float" office:value="23">
            <text:p>23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96">
            <text:p>196</text:p>
          </table:table-cell>
          <table:table-cell office:value-type="float" office:value="221">
            <text:p>221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9">
            <text:p>249</text:p>
          </table:table-cell>
          <table:table-cell office:value-type="float" office:value="306">
            <text:p>306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5">
            <text:p>2,5</text:p>
          </table:table-cell>
          <table:table-cell office:value-type="float" office:value="2.71">
            <text:p>2,71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">
            <text:p>24</text:p>
          </table:table-cell>
          <table:table-cell office:value-type="float" office:value="27.4">
            <text:p>27,4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01">
            <text:p>3,01</text:p>
          </table:table-cell>
          <table:table-cell office:value-type="float" office:value="3.32">
            <text:p>3,32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1">
            <text:p>391</text:p>
          </table:table-cell>
          <table:table-cell office:value-type="float" office:value="442">
            <text:p>442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6">
            <text:p>3,6</text:p>
          </table:table-cell>
          <table:table-cell office:value-type="float" office:value="4">
            <text:p>4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6.2">
            <text:p>36,2</text:p>
          </table:table-cell>
          <table:table-cell office:value-type="float" office:value="40">
            <text:p>4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40">
            <text:p>440</text:p>
          </table:table-cell>
          <table:table-cell office:value-type="float" office:value="516">
            <text:p>516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2">
            <text:p>4,2</text:p>
          </table:table-cell>
          <table:table-cell office:value-type="float" office:value="4.64">
            <text:p>4,64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5.3">
            <text:p>45,3</text:p>
          </table:table-cell>
          <table:table-cell office:value-type="float" office:value="51.1">
            <text:p>51,1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5">
            <text:p>475</text:p>
          </table:table-cell>
          <table:table-cell office:value-type="float" office:value="510">
            <text:p>51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 office:value-type="float" office:value="5">
            <text:p>5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32">
            <text:p>532</text:p>
          </table:table-cell>
          <table:table-cell office:value-type="float" office:value="600">
            <text:p>60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1">
            <text:p>5,1</text:p>
          </table:table-cell>
          <table:table-cell office:value-type="float" office:value="6.02">
            <text:p>6,02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0">
            <text:p>560</text:p>
          </table:table-cell>
          <table:table-cell office:value-type="float" office:value="609">
            <text:p>609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9">
            <text:p>619</text:p>
          </table:table-cell>
          <table:table-cell office:value-type="float" office:value="750">
            <text:p>75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19">
            <text:p>6,19</text:p>
          </table:table-cell>
          <table:table-cell office:value-type="float" office:value="6.81">
            <text:p>6,81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.8">
            <text:p>61,8</text:p>
          </table:table-cell>
          <table:table-cell office:value-type="float" office:value="75">
            <text:p>75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976">
            <text:p>976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9.6">
            <text:p>9,6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string">
            <text:p>kilo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8.2">
            <text:p>8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 office:value-type="string">
            <text:p>PL?</text:p>
          </table:table-cell>
          <table:table-cell office:value-type="string">
            <text:p>Transistor</text:p>
          </table:table-cell>
          <table:table-cell office:value-type="string">
            <text:p>NP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300">
            <text:p>300</text:p>
          </table:table-cell>
          <table:table-cell office:value-type="float" office:value="480">
            <text:p>480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500">
            <text:p>500</text:p>
          </table:table-cell>
          <table:table-cell office:value-type="float" office:value="5000">
            <text:p>5000</text:p>
          </table:table-cell>
          <table:table-cell table:number-columns-repeated="2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ua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Mehrfach</text:p>
          </table:table-cell>
          <table:table-cell table:number-columns-repeated="3"/>
          <table:table-cell office:value-type="string">
            <text:p>DIP</text:p>
          </table:table-cell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Emitter</text:p>
          </table:table-cell>
          <table:table-cell table:number-columns-repeated="3"/>
          <table:table-cell office:value-type="string">
            <text:p>SMD</text:p>
          </table:table-cell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s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Dua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Leistung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P-Fet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Mosfet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FET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llium-Arsenid GaAs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p-kana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p-kana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UJT)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hyristor (SCS)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PUT)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Quadrac</text:p>
          </table:table-cell>
          <table:table-cell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spezia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string">
            <text:p>DIAC</text:p>
          </table:table-cell>
          <table:table-cell table:number-columns-repeated="5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table:number-columns-repeated="5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ierschicht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I alpha 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lar</text:p>
          </table:table-cell>
          <table:table-cell table:number-columns-repeated="5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Licht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otodiode</text:p>
          </table:table-cell>
          <table:table-cell office:value-type="string">
            <text:p>Siliz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otodiode</text:p>
          </table:table-cell>
          <table:table-cell office:value-type="string">
            <text:p>PIN-Siliz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ermanium Photodiod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Silizium Photoelement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Leistung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A..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1, Farbcode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ustypen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ldschool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-Golddraht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Mehrfach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, Germanium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-Fläch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nano sec</text:p>
          </table:table-cell>
          <table:table-cell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string">
            <text:p>nano sec</text:p>
          </table:table-cell>
          <table:table-cell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</text:p>
          </table:table-cell>
          <table:table-cell office:value-type="string">
            <text:p>&gt;= 1</text:p>
          </table:table-cell>
          <table:table-cell/>
          <table:table-cell office:value-type="string">
            <text:p>mikrosec</text:p>
          </table:table-cell>
          <table:table-cell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ano sec</text:p>
          </table:table-cell>
          <table:table-cell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</text:p>
          </table:table-cell>
          <table:table-cell office:value-type="string">
            <text:p>&lt;= 4</text:p>
          </table:table-cell>
          <table:table-cell/>
          <table:table-cell office:value-type="string">
            <text:p>nano sec</text:p>
          </table:table-cell>
          <table:table-cell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Kapazitätsdiod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-Diode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Kapazitätsdiod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hrfach</text:p>
          </table:table-cell>
          <table:table-cell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chalte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-Tunne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alliumArsenid-Tunne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-Fläch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chottky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PI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Antennenschutz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Norto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ristor</text:p>
          </table:table-cell>
          <table:table-cell office:value-type="string">
            <text:p>Siliz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Kapazitätsdiod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Avalanch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Silizium-Golddraht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Transistoren als Diode</text:p>
          </table:table-cell>
          <table:table-cell table:number-columns-repeated="3"/>
          <table:table-cell office:value-type="string">
            <text:p>SMD</text:p>
          </table:table-cell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Picoamper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Germanium-DurchlaßDiod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</text:p>
          </table:table-cell>
          <table:table-cell office:value-type="string">
            <text:p>TemperaturkompensationsDiode</text:p>
          </table:table-cell>
          <table:table-cell table:number-columns-repeated="3"/>
          <table:table-cell office:value-type="string">
            <text:p>SMD</text:p>
          </table:table-cell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ikroprozesso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ikroprozessor-Zubehö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ikroprozessor-Zubehö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rittmotortreibe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Interfac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Interface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T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T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T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LS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CL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S</text:p>
          </table:table-cell>
          <table:table-cell office:value-type="string">
            <text:p>Log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S</text:p>
          </table:table-cell>
          <table:table-cell table:number-columns-repeated="5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arious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know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HF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NP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ymmetrisch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epaar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C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0.7">
            <text:p>0,7</text:p>
          </table:table-cell>
          <table:table-cell office:value-type="float" office:value="56">
            <text:p>56</text:p>
          </table:table-cell>
          <table:table-cell office:value-type="string">
            <text:p>Hz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office:value-type="float" office:value="700">
            <text:p>700</text:p>
          </table:table-cell>
          <table:table-cell office:value-type="float" office:value="5000">
            <text:p>5000</text:p>
          </table:table-cell>
          <table:table-cell office:value-type="string">
            <text:p>MhZ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NP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chvo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PNP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NP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eta = 200-400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eta &lt; 250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-NPN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-PNP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2" table:number-rows-repeated="10482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8T11:18:50</dc:date>
    <dc:creator>IjonTichy </dc:creator>
    <meta:editing-duration>PT16H59M10S</meta:editing-duration>
    <meta:editing-cycles>16</meta:editing-cycles>
    <meta:generator>LibreOffice/3.5$Linux_X86_64 LibreOffice_project/350m1$Build-2</meta:generator>
    <meta:document-statistic meta:table-count="3" meta:cell-count="2459" meta:object-count="0"/>
  </office:meta>
</office:document-meta>
</file>